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2958354891910157080"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2284050691976102957"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7571814120871599975"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1212709333413032202"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550538481027278884" text:style-name="L5">
        <text:list-item>
          <text:list>
            <text:list-header>
              <text:p text:style-name="P107">0.75 mile splits: 9:06, 9:24, 8:13</text:p>
              <text:p text:style-name="P10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4440327338284158206"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3112778664964722590"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2576914286709015484"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4802086" text:continue-list="list3112778664964722590"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10"><text:span text:style-name="T2">Mile times: 9:14, 8:56, 8:24 <text:s text:c="4"/>¾ mile jog times: about 8:28 (11:17/mile)</text:span></text:p>
      <text:p text:style-name="P10"><text:span text:style-name="T2">The last ¼ mile 7:36/mile pace</text:span></text:p>
      <text:p text:style-name="P10">Warm down: <text:span text:style-name="T2">½ mile </text:span></text:p>
      <text:p text:style-name="P24"/>
      <text:p text:style-name="P10">In the last week: 23.9 miles</text:p>
      <text:p text:style-name="P24"/>
      <text:p text:style-name="P99"/>
      <text:p text:style-name="P90"/>
      <text:p text:style-name="P10"><text:soft-page-break/></text:p>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734006468431505551"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5T14:58:21.77</dc:date>
    <dc:creator>James Lombardi</dc:creator>
    <meta:editing-duration>P7DT3H36M2S</meta:editing-duration>
    <meta:editing-cycles>607</meta:editing-cycles>
    <meta:generator>OpenOffice/4.1.2$Win32 OpenOffice.org_project/412m3$Build-9782</meta:generator>
    <meta:document-statistic meta:table-count="0" meta:image-count="0" meta:object-count="0" meta:page-count="72" meta:paragraph-count="2013" meta:word-count="22445" meta:character-count="113205"/>
  </office:meta>
</office:document-meta>
</file>